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Default"/>
        <table:table-row table:style-name="ro1"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 1</text:p>
          </table:table-cell>
          <table:table-cell table:number-columns-repeated="2"/>
          <table:table-cell office:value-type="string" calcext:value-type="string">
            <text:p>EXP 2</text:p>
          </table:table-cell>
          <table:table-cell table:number-columns-repeated="2"/>
          <table:table-cell office:value-type="string" calcext:value-type="string">
            <text:p>EXP 3</text:p>
          </table:table-cell>
          <table:table-cell table:number-columns-repeated="2"/>
          <table:table-cell office:value-type="string" calcext:value-type="string">
            <text:p>EXP 4</text:p>
          </table:table-cell>
          <table:table-cell table:number-columns-repeated="2"/>
          <table:table-cell office:value-type="string" calcext:value-type="string">
            <text:p>EXP 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p (mA)</text:p>
          </table:table-cell>
          <table:table-cell office:value-type="string" calcext:value-type="string">
            <text:p>V_Hall (mV)</text:p>
          </table:table-cell>
          <table:table-cell/>
          <table:table-cell office:value-type="string" calcext:value-type="string">
            <text:p>B (mT)</text:p>
          </table:table-cell>
          <table:table-cell office:value-type="string" calcext:value-type="string">
            <text:p>V_Hall (mV)</text:p>
          </table:table-cell>
          <table:table-cell/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string" calcext:value-type="string">
            <text:p>Tp/°C</text:p>
          </table:table-cell>
          <table:table-cell office:value-type="string" calcext:value-type="string">
            <text:p>UH/mV</text:p>
          </table:table-cell>
          <table:table-cell/>
          <table:table-cell office:value-type="string" calcext:value-type="string">
            <text:p>Tp/°C</text:p>
          </table:table-cell>
          <table:table-cell office:value-type="string" calcext:value-type="string">
            <text:p>Up/V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-30.4" calcext:value-type="float">
            <text:p>-30,4</text:p>
          </table:table-cell>
          <table:table-cell office:value-type="float" office:value="-43.6" calcext:value-type="float">
            <text:p>-43,6</text:p>
          </table:table-cell>
          <table:table-cell/>
          <table:table-cell office:value-type="float" office:value="-303.171" calcext:value-type="float">
            <text:p>-303,171</text:p>
          </table:table-cell>
          <table:table-cell office:value-type="float" office:value="-79.1" calcext:value-type="float">
            <text:p>-79,1</text:p>
          </table:table-cell>
          <table:table-cell/>
          <table:table-cell office:value-type="float" office:value="1.158" calcext:value-type="float">
            <text:p>1,15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29.5" calcext:value-type="float">
            <text:p>29,5</text:p>
          </table:table-cell>
          <table:table-cell office:value-type="float" office:value="47.6" calcext:value-type="float">
            <text:p>47,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float" office:value="-24.3" calcext:value-type="float">
            <text:p>-24,3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299.1" calcext:value-type="float">
            <text:p>-299,1</text:p>
          </table:table-cell>
          <table:table-cell office:value-type="float" office:value="-78.4" calcext:value-type="float">
            <text:p>-78,4</text:p>
          </table:table-cell>
          <table:table-cell/>
          <table:table-cell office:value-type="float" office:value="20.362" calcext:value-type="float">
            <text:p>20,362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1.4" calcext:value-type="float">
            <text:p>31,4</text:p>
          </table:table-cell>
          <table:table-cell office:value-type="float" office:value="51.9" calcext:value-type="float">
            <text:p>51,9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float" office:value="-20.2" calcext:value-type="float">
            <text:p>-20,2</text:p>
          </table:table-cell>
          <table:table-cell office:value-type="float" office:value="-29.3" calcext:value-type="float">
            <text:p>-29,3</text:p>
          </table:table-cell>
          <table:table-cell/>
          <table:table-cell office:value-type="float" office:value="-290.428" calcext:value-type="float">
            <text:p>-290,428</text:p>
          </table:table-cell>
          <table:table-cell office:value-type="float" office:value="-76.9" calcext:value-type="float">
            <text:p>-76,9</text:p>
          </table:table-cell>
          <table:table-cell/>
          <table:table-cell office:value-type="float" office:value="40.396" calcext:value-type="float">
            <text:p>40,396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4.7" calcext:value-type="float">
            <text:p>34,7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/>
          <table:table-cell office:value-type="float" office:value="-14.5" calcext:value-type="float">
            <text:p>-14,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87.773" calcext:value-type="float">
            <text:p>-287,773</text:p>
          </table:table-cell>
          <table:table-cell office:value-type="float" office:value="-76.5" calcext:value-type="float">
            <text:p>-76,5</text:p>
          </table:table-cell>
          <table:table-cell/>
          <table:table-cell office:value-type="float" office:value="60.643" calcext:value-type="float">
            <text:p>60,643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52.1" calcext:value-type="float">
            <text:p>52,1</text:p>
          </table:table-cell>
          <table:table-cell/>
          <table:table-cell office:value-type="float" office:value="36.1" calcext:value-type="float">
            <text:p>36,1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/>
          <table:table-cell office:value-type="float" office:value="-9.8" calcext:value-type="float">
            <text:p>-9,8</text:p>
          </table:table-cell>
          <table:table-cell office:value-type="float" office:value="-14.1" calcext:value-type="float">
            <text:p>-14,1</text:p>
          </table:table-cell>
          <table:table-cell/>
          <table:table-cell office:value-type="float" office:value="-270.96" calcext:value-type="float">
            <text:p>-270,96</text:p>
          </table:table-cell>
          <table:table-cell office:value-type="float" office:value="-73.3" calcext:value-type="float">
            <text:p>-73,3</text:p>
          </table:table-cell>
          <table:table-cell/>
          <table:table-cell office:value-type="float" office:value="80.766" calcext:value-type="float">
            <text:p>80,766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7.6" calcext:value-type="float">
            <text:p>37,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7.6" calcext:value-type="float">
            <text:p>37,6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/>
          <table:table-cell office:value-type="float" office:value="-4.7" calcext:value-type="float">
            <text:p>-4,7</text:p>
          </table:table-cell>
          <table:table-cell office:value-type="float" office:value="-7.1" calcext:value-type="float">
            <text:p>-7,1</text:p>
          </table:table-cell>
          <table:table-cell/>
          <table:table-cell office:value-type="float" office:value="-270.783" calcext:value-type="float">
            <text:p>-270,783</text:p>
          </table:table-cell>
          <table:table-cell office:value-type="float" office:value="-73.1" calcext:value-type="float">
            <text:p>-73,1</text:p>
          </table:table-cell>
          <table:table-cell/>
          <table:table-cell office:value-type="float" office:value="98.942" calcext:value-type="float">
            <text:p>98,94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0.4" calcext:value-type="float">
            <text:p>40,4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/>
          <table:table-cell office:value-type="float" office:value="-0.3" calcext:value-type="float">
            <text:p>-0,3</text:p>
          </table:table-cell>
          <table:table-cell office:value-type="float" office:value="-0.9" calcext:value-type="float">
            <text:p>-0,9</text:p>
          </table:table-cell>
          <table:table-cell/>
          <table:table-cell office:value-type="float" office:value="-264.235" calcext:value-type="float">
            <text:p>-264,235</text:p>
          </table:table-cell>
          <table:table-cell office:value-type="float" office:value="-71.9" calcext:value-type="float">
            <text:p>-71,9</text:p>
          </table:table-cell>
          <table:table-cell/>
          <table:table-cell office:value-type="float" office:value="119.463" calcext:value-type="float">
            <text:p>119,463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2.4" calcext:value-type="float">
            <text:p>42,4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/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-251.669" calcext:value-type="float">
            <text:p>-251,669</text:p>
          </table:table-cell>
          <table:table-cell office:value-type="float" office:value="-69.4" calcext:value-type="float">
            <text:p>-69,4</text:p>
          </table:table-cell>
          <table:table-cell/>
          <table:table-cell office:value-type="float" office:value="140.701" calcext:value-type="float">
            <text:p>140,70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3.7" calcext:value-type="float">
            <text:p>43,7</text:p>
          </table:table-cell>
          <table:table-cell office:value-type="float" office:value="51.9" calcext:value-type="float">
            <text:p>51,9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/>
          <table:table-cell office:value-type="float" office:value="10.2" calcext:value-type="float">
            <text:p>10,2</text:p>
          </table:table-cell>
          <table:table-cell office:value-type="float" office:value="14.3" calcext:value-type="float">
            <text:p>14,3</text:p>
          </table:table-cell>
          <table:table-cell/>
          <table:table-cell office:value-type="float" office:value="-251.492" calcext:value-type="float">
            <text:p>-251,492</text:p>
          </table:table-cell>
          <table:table-cell office:value-type="float" office:value="-69.5" calcext:value-type="float">
            <text:p>-69,5</text:p>
          </table:table-cell>
          <table:table-cell/>
          <table:table-cell office:value-type="float" office:value="160.169" calcext:value-type="float">
            <text:p>160,16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5.9" calcext:value-type="float">
            <text:p>45,9</text:p>
          </table:table-cell>
          <table:table-cell office:value-type="float" office:value="51.6" calcext:value-type="float">
            <text:p>51,6</text:p>
          </table:table-cell>
          <table:table-cell/>
          <table:table-cell office:value-type="float" office:value="46.5" calcext:value-type="float">
            <text:p>46,5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/>
          <table:table-cell office:value-type="float" office:value="15.5" calcext:value-type="float">
            <text:p>15,5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-248.66" calcext:value-type="float">
            <text:p>-248,66</text:p>
          </table:table-cell>
          <table:table-cell office:value-type="float" office:value="-68.8" calcext:value-type="float">
            <text:p>-68,8</text:p>
          </table:table-cell>
          <table:table-cell/>
          <table:table-cell office:value-type="float" office:value="179.46" calcext:value-type="float">
            <text:p>179,4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,4</text:p>
          </table:table-cell>
          <table:table-cell/>
          <table:table-cell office:value-type="float" office:value="49.7" calcext:value-type="float">
            <text:p>49,7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-246.536" calcext:value-type="float">
            <text:p>-246,536</text:p>
          </table:table-cell>
          <table:table-cell office:value-type="float" office:value="-68.5" calcext:value-type="float">
            <text:p>-68,5</text:p>
          </table:table-cell>
          <table:table-cell/>
          <table:table-cell office:value-type="float" office:value="200.344" calcext:value-type="float">
            <text:p>200,344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1.3" calcext:value-type="float">
            <text:p>51,3</text:p>
          </table:table-cell>
          <table:table-cell office:value-type="float" office:value="51.1" calcext:value-type="float">
            <text:p>51,1</text:p>
          </table:table-cell>
          <table:table-cell/>
          <table:table-cell office:value-type="float" office:value="51.9" calcext:value-type="float">
            <text:p>51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float" office:value="19.9" calcext:value-type="float">
            <text:p>19,9</text:p>
          </table:table-cell>
          <table:table-cell office:value-type="float" office:value="27.9" calcext:value-type="float">
            <text:p>27,9</text:p>
          </table:table-cell>
          <table:table-cell/>
          <table:table-cell office:value-type="float" office:value="-237.864" calcext:value-type="float">
            <text:p>-237,864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220.52" calcext:value-type="float">
            <text:p>220,52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3.5" calcext:value-type="float">
            <text:p>53,5</text:p>
          </table:table-cell>
          <table:table-cell office:value-type="float" office:value="50.7" calcext:value-type="float">
            <text:p>50,7</text:p>
          </table:table-cell>
          <table:table-cell/>
          <table:table-cell office:value-type="float" office:value="54.1" calcext:value-type="float">
            <text:p>54,1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/>
          <table:table-cell office:value-type="float" office:value="25.2" calcext:value-type="float">
            <text:p>25,2</text:p>
          </table:table-cell>
          <table:table-cell office:value-type="float" office:value="35.8" calcext:value-type="float">
            <text:p>35,8</text:p>
          </table:table-cell>
          <table:table-cell/>
          <table:table-cell office:value-type="float" office:value="-229.9" calcext:value-type="float">
            <text:p>-229,9</text:p>
          </table:table-cell>
          <table:table-cell office:value-type="float" office:value="-65.2" calcext:value-type="float">
            <text:p>-65,2</text:p>
          </table:table-cell>
          <table:table-cell/>
          <table:table-cell office:value-type="float" office:value="241.05" calcext:value-type="float">
            <text:p>241,05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5.7" calcext:value-type="float">
            <text:p>55,7</text:p>
          </table:table-cell>
          <table:table-cell office:value-type="float" office:value="50.1" calcext:value-type="float">
            <text:p>50,1</text:p>
          </table:table-cell>
          <table:table-cell/>
          <table:table-cell office:value-type="float" office:value="56.2" calcext:value-type="float">
            <text:p>56,2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/>
          <table:table-cell office:value-type="float" office:value="30.1" calcext:value-type="float">
            <text:p>30,1</text:p>
          </table:table-cell>
          <table:table-cell office:value-type="float" office:value="42.6" calcext:value-type="float">
            <text:p>42,6</text:p>
          </table:table-cell>
          <table:table-cell/>
          <table:table-cell office:value-type="float" office:value="-228.838" calcext:value-type="float">
            <text:p>-228,838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260.872" calcext:value-type="float">
            <text:p>260,872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58.9" calcext:value-type="float">
            <text:p>58,9</text:p>
          </table:table-cell>
          <table:table-cell office:value-type="float" office:value="49.2" calcext:value-type="float">
            <text:p>49,2</text:p>
          </table:table-cell>
          <table:table-cell/>
          <table:table-cell office:value-type="float" office:value="59.7" calcext:value-type="float">
            <text:p>59,7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table:number-columns-repeated="4"/>
          <table:table-cell office:value-type="float" office:value="-220.52" calcext:value-type="float">
            <text:p>-220,52</text:p>
          </table:table-cell>
          <table:table-cell office:value-type="float" office:value="-63.7" calcext:value-type="float">
            <text:p>-63,7</text:p>
          </table:table-cell>
          <table:table-cell/>
          <table:table-cell office:value-type="float" office:value="281.048" calcext:value-type="float">
            <text:p>281,048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60.9" calcext:value-type="float">
            <text:p>60,9</text:p>
          </table:table-cell>
          <table:table-cell office:value-type="float" office:value="48.3" calcext:value-type="float">
            <text:p>48,3</text:p>
          </table:table-cell>
          <table:table-cell/>
          <table:table-cell office:value-type="float" office:value="61.8" calcext:value-type="float">
            <text:p>61,8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/>
          <table:table-cell office:value-type="string" calcext:value-type="string">
            <text:p>+- 0,1</text:p>
          </table:table-cell>
          <table:table-cell table:number-columns-repeated="2"/>
          <table:table-cell office:value-type="float" office:value="-215.034" calcext:value-type="float">
            <text:p>-215,034</text:p>
          </table:table-cell>
          <table:table-cell office:value-type="float" office:value="-62.2" calcext:value-type="float">
            <text:p>-62,2</text:p>
          </table:table-cell>
          <table:table-cell/>
          <table:table-cell office:value-type="float" office:value="299.277" calcext:value-type="float">
            <text:p>299,277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63.1" calcext:value-type="float">
            <text:p>63,1</text:p>
          </table:table-cell>
          <table:table-cell office:value-type="float" office:value="47.3" calcext:value-type="float">
            <text:p>47,3</text:p>
          </table:table-cell>
          <table:table-cell/>
          <table:table-cell office:value-type="float" office:value="64.1" calcext:value-type="float">
            <text:p>64,1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table:number-columns-repeated="4"/>
          <table:table-cell office:value-type="float" office:value="-214.857" calcext:value-type="float">
            <text:p>-214,857</text:p>
          </table:table-cell>
          <table:table-cell office:value-type="float" office:value="-62.2" calcext:value-type="float">
            <text:p>-62,2</text:p>
          </table:table-cell>
          <table:table-cell table:number-columns-repeated="4"/>
          <table:table-cell office:value-type="float" office:value="65.2" calcext:value-type="float">
            <text:p>65,2</text:p>
          </table:table-cell>
          <table:table-cell office:value-type="float" office:value="46.1" calcext:value-type="float">
            <text:p>46,1</text:p>
          </table:table-cell>
          <table:table-cell/>
          <table:table-cell office:value-type="float" office:value="66.1" calcext:value-type="float">
            <text:p>66,1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97.335" calcext:value-type="float">
            <text:p>-197,335</text:p>
          </table:table-cell>
          <table:table-cell office:value-type="float" office:value="-59.5" calcext:value-type="float">
            <text:p>-59,5</text:p>
          </table:table-cell>
          <table:table-cell table:number-columns-repeated="4"/>
          <table:table-cell office:value-type="float" office:value="67.4" calcext:value-type="float">
            <text:p>67,4</text:p>
          </table:table-cell>
          <table:table-cell office:value-type="float" office:value="44.8" calcext:value-type="float">
            <text:p>44,8</text:p>
          </table:table-cell>
          <table:table-cell/>
          <table:table-cell office:value-type="float" office:value="69.3" calcext:value-type="float">
            <text:p>69,3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table:number-columns-repeated="4"/>
          <table:table-cell office:value-type="float" office:value="-191.672" calcext:value-type="float">
            <text:p>-191,672</text:p>
          </table:table-cell>
          <table:table-cell office:value-type="float" office:value="-57.5" calcext:value-type="float">
            <text:p>-57,5</text:p>
          </table:table-cell>
          <table:table-cell/>
          <table:table-cell office:value-type="string" calcext:value-type="string">
            <text:p>B)</text:p>
          </table:table-cell>
          <table:table-cell table:number-columns-repeated="2"/>
          <table:table-cell office:value-type="float" office:value="70.2" calcext:value-type="float">
            <text:p>70,2</text:p>
          </table:table-cell>
          <table:table-cell office:value-type="float" office:value="42.4" calcext:value-type="float">
            <text:p>42,4</text:p>
          </table:table-cell>
          <table:table-cell/>
          <table:table-cell office:value-type="float" office:value="71.5" calcext:value-type="float">
            <text:p>71,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85.654" calcext:value-type="float">
            <text:p>-185,654</text:p>
          </table:table-cell>
          <table:table-cell office:value-type="float" office:value="-56.5" calcext:value-type="float">
            <text:p>-56,5</text:p>
          </table:table-cell>
          <table:table-cell/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float" office:value="72.3" calcext:value-type="float">
            <text:p>72,3</text:p>
          </table:table-cell>
          <table:table-cell office:value-type="float" office:value="40.5" calcext:value-type="float">
            <text:p>40,5</text:p>
          </table:table-cell>
          <table:table-cell/>
          <table:table-cell office:value-type="float" office:value="73.4" calcext:value-type="float">
            <text:p>73,4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69.903" calcext:value-type="float">
            <text:p>-169,903</text:p>
          </table:table-cell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74.3" calcext:value-type="float">
            <text:p>74,3</text:p>
          </table:table-cell>
          <table:table-cell office:value-type="float" office:value="38.3" calcext:value-type="float">
            <text:p>38,3</text:p>
          </table:table-cell>
          <table:table-cell/>
          <table:table-cell office:value-type="float" office:value="75.6" calcext:value-type="float">
            <text:p>75,6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67.425" calcext:value-type="float">
            <text:p>-167,425</text:p>
          </table:table-cell>
          <table:table-cell office:value-type="float" office:value="-52.7" calcext:value-type="float">
            <text:p>-52,7</text:p>
          </table:table-cell>
          <table:table-cell/>
          <table:table-cell office:value-type="float" office:value="0.968" calcext:value-type="float">
            <text:p>0,96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76.1" calcext:value-type="float">
            <text:p>76,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77.5" calcext:value-type="float">
            <text:p>77,5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table:number-columns-repeated="4"/>
          <table:table-cell office:value-type="float" office:value="-152.028" calcext:value-type="float">
            <text:p>-152,02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0.986" calcext:value-type="float">
            <text:p>0,986</text:p>
          </table:table-cell>
          <table:table-cell office:value-type="float" office:value="1.591" calcext:value-type="float">
            <text:p>1,591</text:p>
          </table:table-cell>
          <table:table-cell/>
          <table:table-cell office:value-type="float" office:value="77.9" calcext:value-type="float">
            <text:p>77,9</text:p>
          </table:table-cell>
          <table:table-cell office:value-type="float" office:value="33.5" calcext:value-type="float">
            <text:p>33,5</text:p>
          </table:table-cell>
          <table:table-cell/>
          <table:table-cell office:value-type="float" office:value="80.7" calcext:value-type="float">
            <text:p>80,7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table:number-columns-repeated="4"/>
          <table:table-cell office:value-type="float" office:value="-133.268" calcext:value-type="float">
            <text:p>-133,268</text:p>
          </table:table-cell>
          <table:table-cell office:value-type="float" office:value="-45.1" calcext:value-type="float">
            <text:p>-45,1</text:p>
          </table:table-cell>
          <table:table-cell/>
          <table:table-cell office:value-type="float" office:value="7.612" calcext:value-type="float">
            <text:p>7,612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80.9" calcext:value-type="float">
            <text:p>80,9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float" office:value="82.5" calcext:value-type="float">
            <text:p>82,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table:number-columns-repeated="4"/>
          <table:table-cell office:value-type="float" office:value="-122.649" calcext:value-type="float">
            <text:p>-122,649</text:p>
          </table:table-cell>
          <table:table-cell office:value-type="float" office:value="-42.9" calcext:value-type="float">
            <text:p>-42,9</text:p>
          </table:table-cell>
          <table:table-cell/>
          <table:table-cell office:value-type="float" office:value="23.99" calcext:value-type="float">
            <text:p>23,99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82.7" calcext:value-type="float">
            <text:p>82,7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84.4" calcext:value-type="float">
            <text:p>84,4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table:number-columns-repeated="4"/>
          <table:table-cell office:value-type="float" office:value="-115.215" calcext:value-type="float">
            <text:p>-115,215</text:p>
          </table:table-cell>
          <table:table-cell office:value-type="float" office:value="-41.1" calcext:value-type="float">
            <text:p>-41,1</text:p>
          </table:table-cell>
          <table:table-cell/>
          <table:table-cell office:value-type="float" office:value="36.626" calcext:value-type="float">
            <text:p>36,626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84.3" calcext:value-type="float">
            <text:p>84,3</text:p>
          </table:table-cell>
          <table:table-cell office:value-type="float" office:value="23.4" calcext:value-type="float">
            <text:p>23,4</text:p>
          </table:table-cell>
          <table:table-cell/>
          <table:table-cell office:value-type="float" office:value="86.3" calcext:value-type="float">
            <text:p>86,3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table:number-columns-repeated="4"/>
          <table:table-cell office:value-type="float" office:value="-103.942" calcext:value-type="float">
            <text:p>-103,942</text:p>
          </table:table-cell>
          <table:table-cell office:value-type="float" office:value="-39.7" calcext:value-type="float">
            <text:p>-39,7</text:p>
          </table:table-cell>
          <table:table-cell/>
          <table:table-cell office:value-type="float" office:value="48.856" calcext:value-type="float">
            <text:p>48,856</text:p>
          </table:table-cell>
          <table:table-cell office:value-type="float" office:value="1.589" calcext:value-type="float">
            <text:p>1,5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.3" calcext:value-type="float">
            <text:p>20,3</text:p>
          </table:table-cell>
          <table:table-cell/>
          <table:table-cell office:value-type="float" office:value="88.9" calcext:value-type="float">
            <text:p>88,9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table:number-columns-repeated="4"/>
          <table:table-cell office:value-type="float" office:value="-87.385" calcext:value-type="float">
            <text:p>-87,385</text:p>
          </table:table-cell>
          <table:table-cell office:value-type="float" office:value="-34.8" calcext:value-type="float">
            <text:p>-34,8</text:p>
          </table:table-cell>
          <table:table-cell/>
          <table:table-cell office:value-type="float" office:value="64.979" calcext:value-type="float">
            <text:p>64,979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87.9" calcext:value-type="float">
            <text:p>87,9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90.7" calcext:value-type="float">
            <text:p>90,7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table:number-columns-repeated="4"/>
          <table:table-cell office:value-type="float" office:value="-70.041" calcext:value-type="float">
            <text:p>-70,041</text:p>
          </table:table-cell>
          <table:table-cell office:value-type="float" office:value="-31.9" calcext:value-type="float">
            <text:p>-31,9</text:p>
          </table:table-cell>
          <table:table-cell/>
          <table:table-cell office:value-type="float" office:value="85.544" calcext:value-type="float">
            <text:p>85,544</text:p>
          </table:table-cell>
          <table:table-cell office:value-type="float" office:value="1.591" calcext:value-type="float">
            <text:p>1,591</text:p>
          </table:table-cell>
          <table:table-cell/>
          <table:table-cell office:value-type="float" office:value="90.6" calcext:value-type="float">
            <text:p>90,6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92.5" calcext:value-type="float">
            <text:p>92,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table:number-columns-repeated="4"/>
          <table:table-cell office:value-type="float" office:value="-59.988" calcext:value-type="float">
            <text:p>-59,988</text:p>
          </table:table-cell>
          <table:table-cell office:value-type="float" office:value="-28.6" calcext:value-type="float">
            <text:p>-28,6</text:p>
          </table:table-cell>
          <table:table-cell/>
          <table:table-cell office:value-type="float" office:value="112.03" calcext:value-type="float">
            <text:p>112,03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92.1" calcext:value-type="float">
            <text:p>92,1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94.1" calcext:value-type="float">
            <text:p>94,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number-columns-repeated="4"/>
          <table:table-cell office:value-type="float" office:value="-54.466" calcext:value-type="float">
            <text:p>-54,466</text:p>
          </table:table-cell>
          <table:table-cell office:value-type="float" office:value="-27.4" calcext:value-type="float">
            <text:p>-27,4</text:p>
          </table:table-cell>
          <table:table-cell/>
          <table:table-cell office:value-type="float" office:value="137.869" calcext:value-type="float">
            <text:p>137,869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93.7" calcext:value-type="float">
            <text:p>93,7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95.9" calcext:value-type="float">
            <text:p>95,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table:number-columns-repeated="4"/>
          <table:table-cell office:value-type="float" office:value="-40.75" calcext:value-type="float">
            <text:p>-40,75</text:p>
          </table:table-cell>
          <table:table-cell office:value-type="float" office:value="-24.6" calcext:value-type="float">
            <text:p>-24,6</text:p>
          </table:table-cell>
          <table:table-cell/>
          <table:table-cell office:value-type="float" office:value="157.337" calcext:value-type="float">
            <text:p>157,337</text:p>
          </table:table-cell>
          <table:table-cell office:value-type="float" office:value="1.602" calcext:value-type="float">
            <text:p>1,602</text:p>
          </table:table-cell>
          <table:table-cell/>
          <table:table-cell office:value-type="float" office:value="95.4" calcext:value-type="float">
            <text:p>95,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98.6" calcext:value-type="float">
            <text:p>98,6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table:number-columns-repeated="4"/>
          <table:table-cell office:value-type="float" office:value="-38.768" calcext:value-type="float">
            <text:p>-38,768</text:p>
          </table:table-cell>
          <table:table-cell office:value-type="float" office:value="-22.8" calcext:value-type="float">
            <text:p>-22,8</text:p>
          </table:table-cell>
          <table:table-cell/>
          <table:table-cell office:value-type="float" office:value="184.416" calcext:value-type="float">
            <text:p>184,416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97.4" calcext:value-type="float">
            <text:p>97,4</text:p>
          </table:table-cell>
          <table:table-cell office:value-type="float" office:value="-0.2" calcext:value-type="float">
            <text:p>-0,2</text:p>
          </table:table-cell>
          <table:table-cell/>
          <table:table-cell office:value-type="float" office:value="100.1" calcext:value-type="float">
            <text:p>100,1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table:number-columns-repeated="4"/>
          <table:table-cell office:value-type="float" office:value="-33.618" calcext:value-type="float">
            <text:p>-33,618</text:p>
          </table:table-cell>
          <table:table-cell office:value-type="float" office:value="-22.8" calcext:value-type="float">
            <text:p>-22,8</text:p>
          </table:table-cell>
          <table:table-cell/>
          <table:table-cell office:value-type="float" office:value="208.308" calcext:value-type="float">
            <text:p>208,308</text:p>
          </table:table-cell>
          <table:table-cell office:value-type="float" office:value="1.606" calcext:value-type="float">
            <text:p>1,606</text:p>
          </table:table-cell>
          <table:table-cell/>
          <table:table-cell office:value-type="float" office:value="99.1" calcext:value-type="float">
            <text:p>99,1</text:p>
          </table:table-cell>
          <table:table-cell office:value-type="float" office:value="-2.6" calcext:value-type="float">
            <text:p>-2,6</text:p>
          </table:table-cell>
          <table:table-cell/>
          <table:table-cell office:value-type="float" office:value="101.6" calcext:value-type="float">
            <text:p>101,6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table:number-columns-repeated="4"/>
          <table:table-cell office:value-type="float" office:value="-18.273" calcext:value-type="float">
            <text:p>-18,273</text:p>
          </table:table-cell>
          <table:table-cell office:value-type="float" office:value="-19.2" calcext:value-type="float">
            <text:p>-19,2</text:p>
          </table:table-cell>
          <table:table-cell/>
          <table:table-cell office:value-type="float" office:value="228.838" calcext:value-type="float">
            <text:p>228,838</text:p>
          </table:table-cell>
          <table:table-cell office:value-type="float" office:value="1.618" calcext:value-type="float">
            <text:p>1,618</text:p>
          </table:table-cell>
          <table:table-cell/>
          <table:table-cell office:value-type="float" office:value="100.7" calcext:value-type="float">
            <text:p>100,7</text:p>
          </table:table-cell>
          <table:table-cell office:value-type="float" office:value="-4.9" calcext:value-type="float">
            <text:p>-4,9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-10.256" calcext:value-type="float">
            <text:p>-10,256</text:p>
          </table:table-cell>
          <table:table-cell office:value-type="float" office:value="-17.2" calcext:value-type="float">
            <text:p>-17,2</text:p>
          </table:table-cell>
          <table:table-cell/>
          <table:table-cell office:value-type="float" office:value="248.129" calcext:value-type="float">
            <text:p>248,129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6.8" calcext:value-type="float">
            <text:p>-6,8</text:p>
          </table:table-cell>
          <table:table-cell/>
          <table:table-cell office:value-type="float" office:value="105.4" calcext:value-type="float">
            <text:p>105,4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table:number-columns-repeated="4"/>
          <table:table-cell office:value-type="float" office:value="-8.506" calcext:value-type="float">
            <text:p>-8,506</text:p>
          </table:table-cell>
          <table:table-cell office:value-type="float" office:value="-17.9" calcext:value-type="float">
            <text:p>-17,9</text:p>
          </table:table-cell>
          <table:table-cell/>
          <table:table-cell office:value-type="float" office:value="262.819" calcext:value-type="float">
            <text:p>262,819</text:p>
          </table:table-cell>
          <table:table-cell office:value-type="float" office:value="1.626" calcext:value-type="float">
            <text:p>1,626</text:p>
          </table:table-cell>
          <table:table-cell/>
          <table:table-cell office:value-type="float" office:value="103.1" calcext:value-type="float">
            <text:p>103,1</text:p>
          </table:table-cell>
          <table:table-cell office:value-type="float" office:value="-8.6" calcext:value-type="float">
            <text:p>-8,6</text:p>
          </table:table-cell>
          <table:table-cell/>
          <table:table-cell office:value-type="float" office:value="106.9" calcext:value-type="float">
            <text:p>106,9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.273" calcext:value-type="float">
            <text:p>1,273</text:p>
          </table:table-cell>
          <table:table-cell office:value-type="float" office:value="-14.5" calcext:value-type="float">
            <text:p>-14,5</text:p>
          </table:table-cell>
          <table:table-cell/>
          <table:table-cell office:value-type="float" office:value="274.677" calcext:value-type="float">
            <text:p>274,677</text:p>
          </table:table-cell>
          <table:table-cell office:value-type="float" office:value="1.628" calcext:value-type="float">
            <text:p>1,628</text:p>
          </table:table-cell>
          <table:table-cell/>
          <table:table-cell office:value-type="float" office:value="105.8" calcext:value-type="float">
            <text:p>105,8</text:p>
          </table:table-cell>
          <table:table-cell office:value-type="float" office:value="-10.9" calcext:value-type="float">
            <text:p>-10,9</text:p>
          </table:table-cell>
          <table:table-cell/>
          <table:table-cell office:value-type="float" office:value="108.6" calcext:value-type="float">
            <text:p>108,6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table:number-columns-repeated="4"/>
          <table:table-cell office:value-type="float" office:value="1.314" calcext:value-type="float">
            <text:p>1,314</text:p>
          </table:table-cell>
          <table:table-cell office:value-type="float" office:value="-14.4" calcext:value-type="float">
            <text:p>-14,4</text:p>
          </table:table-cell>
          <table:table-cell/>
          <table:table-cell office:value-type="float" office:value="299.454" calcext:value-type="float">
            <text:p>299,454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107.1" calcext:value-type="float">
            <text:p>107,1</text:p>
          </table:table-cell>
          <table:table-cell office:value-type="float" office:value="-12.2" calcext:value-type="float">
            <text:p>-12,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table:number-columns-repeated="4"/>
          <table:table-cell office:value-type="float" office:value="13.798" calcext:value-type="float">
            <text:p>13,798</text:p>
          </table:table-cell>
          <table:table-cell office:value-type="float" office:value="-11.6" calcext:value-type="float">
            <text:p>-11,6</text:p>
          </table:table-cell>
          <table:table-cell table:number-columns-repeated="4"/>
          <table:table-cell office:value-type="float" office:value="108.4" calcext:value-type="float">
            <text:p>108,4</text:p>
          </table:table-cell>
          <table:table-cell office:value-type="float" office:value="-13.4" calcext:value-type="float">
            <text:p>-13,4</text:p>
          </table:table-cell>
          <table:table-cell/>
          <table:table-cell office:value-type="float" office:value="111.4" calcext:value-type="float">
            <text:p>111,4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table:number-columns-repeated="4"/>
          <table:table-cell office:value-type="float" office:value="22.096" calcext:value-type="float">
            <text:p>22,096</text:p>
          </table:table-cell>
          <table:table-cell office:value-type="float" office:value="-10.1" calcext:value-type="float">
            <text:p>-10,1</text:p>
          </table:table-cell>
          <table:table-cell table:number-columns-repeated="4"/>
          <table:table-cell office:value-type="float" office:value="109.9" calcext:value-type="float">
            <text:p>109,9</text:p>
          </table:table-cell>
          <table:table-cell office:value-type="float" office:value="-14.5" calcext:value-type="float">
            <text:p>-14,5</text:p>
          </table:table-cell>
          <table:table-cell/>
          <table:table-cell office:value-type="float" office:value="113.4" calcext:value-type="float">
            <text:p>113,4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table:number-columns-repeated="4"/>
          <table:table-cell office:value-type="float" office:value="47.015" calcext:value-type="float">
            <text:p>47,015</text:p>
          </table:table-cell>
          <table:table-cell office:value-type="float" office:value="-3.9" calcext:value-type="float">
            <text:p>-3,9</text:p>
          </table:table-cell>
          <table:table-cell table:number-columns-repeated="4"/>
          <table:table-cell office:value-type="float" office:value="111.8" calcext:value-type="float">
            <text:p>111,8</text:p>
          </table:table-cell>
          <table:table-cell office:value-type="float" office:value="-15.8" calcext:value-type="float">
            <text:p>-15,8</text:p>
          </table:table-cell>
          <table:table-cell/>
          <table:table-cell office:value-type="float" office:value="114.8" calcext:value-type="float">
            <text:p>114,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4"/>
          <table:table-cell office:value-type="float" office:value="66.501" calcext:value-type="float">
            <text:p>66,50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13.2" calcext:value-type="float">
            <text:p>113,2</text:p>
          </table:table-cell>
          <table:table-cell office:value-type="float" office:value="-16.6" calcext:value-type="float">
            <text:p>-16,6</text:p>
          </table:table-cell>
          <table:table-cell/>
          <table:table-cell office:value-type="float" office:value="116.2" calcext:value-type="float">
            <text:p>116,2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table:number-columns-repeated="4"/>
          <table:table-cell office:value-type="float" office:value="69.899" calcext:value-type="float">
            <text:p>69,899</text:p>
          </table:table-cell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114.1" calcext:value-type="float">
            <text:p>114,1</text:p>
          </table:table-cell>
          <table:table-cell office:value-type="float" office:value="-17.4" calcext:value-type="float">
            <text:p>-17,4</text:p>
          </table:table-cell>
          <table:table-cell/>
          <table:table-cell office:value-type="float" office:value="117.4" calcext:value-type="float">
            <text:p>117,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69.988" calcext:value-type="float">
            <text:p>69,988</text:p>
          </table:table-cell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115.1" calcext:value-type="float">
            <text:p>115,1</text:p>
          </table:table-cell>
          <table:table-cell office:value-type="float" office:value="-17.6" calcext:value-type="float">
            <text:p>-17,6</text:p>
          </table:table-cell>
          <table:table-cell/>
          <table:table-cell office:value-type="float" office:value="119.4" calcext:value-type="float">
            <text:p>119,4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table:number-columns-repeated="4"/>
          <table:table-cell office:value-type="float" office:value="81.916" calcext:value-type="float">
            <text:p>81,91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16.9" calcext:value-type="float">
            <text:p>116,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20.5" calcext:value-type="float">
            <text:p>120,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101.791" calcext:value-type="float">
            <text:p>101,791</text:p>
          </table:table-cell>
          <table:table-cell office:value-type="float" office:value="7.6" calcext:value-type="float">
            <text:p>7,6</text:p>
          </table:table-cell>
          <table:table-cell table:number-columns-repeated="4"/>
          <table:table-cell office:value-type="float" office:value="118.1" calcext:value-type="float">
            <text:p>118,1</text:p>
          </table:table-cell>
          <table:table-cell office:value-type="float" office:value="-18.2" calcext:value-type="float">
            <text:p>-18,2</text:p>
          </table:table-cell>
          <table:table-cell/>
          <table:table-cell office:value-type="float" office:value="121.7" calcext:value-type="float">
            <text:p>121,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table:number-columns-repeated="4"/>
          <table:table-cell office:value-type="float" office:value="108.136" calcext:value-type="float">
            <text:p>108,136</text:p>
          </table:table-cell>
          <table:table-cell office:value-type="float" office:value="9.9" calcext:value-type="float">
            <text:p>9,9</text:p>
          </table:table-cell>
          <table:table-cell table:number-columns-repeated="4"/>
          <table:table-cell office:value-type="float" office:value="119.3" calcext:value-type="float">
            <text:p>119,3</text:p>
          </table:table-cell>
          <table:table-cell office:value-type="float" office:value="-18.4" calcext:value-type="float">
            <text:p>-18,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table:number-columns-repeated="4"/>
          <table:table-cell office:value-type="float" office:value="115.746" calcext:value-type="float">
            <text:p>115,746</text:p>
          </table:table-cell>
          <table:table-cell office:value-type="float" office:value="10.9" calcext:value-type="float">
            <text:p>10,9</text:p>
          </table:table-cell>
          <table:table-cell table:number-columns-repeated="4"/>
          <table:table-cell office:value-type="float" office:value="120.5" calcext:value-type="float">
            <text:p>120,5</text:p>
          </table:table-cell>
          <table:table-cell office:value-type="float" office:value="-18.5" calcext:value-type="float">
            <text:p>-18,5</text:p>
          </table:table-cell>
          <table:table-cell/>
          <table:table-cell office:value-type="float" office:value="124.8" calcext:value-type="float">
            <text:p>124,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table:number-columns-repeated="4"/>
          <table:table-cell office:value-type="float" office:value="129.905" calcext:value-type="float">
            <text:p>129,905</text:p>
          </table:table-cell>
          <table:table-cell office:value-type="float" office:value="14.7" calcext:value-type="float">
            <text:p>14,7</text:p>
          </table:table-cell>
          <table:table-cell table:number-columns-repeated="4"/>
          <table:table-cell office:value-type="float" office:value="121.5" calcext:value-type="float">
            <text:p>121,5</text:p>
          </table:table-cell>
          <table:table-cell office:value-type="float" office:value="-18.6" calcext:value-type="float">
            <text:p>-18,6</text:p>
          </table:table-cell>
          <table:table-cell/>
          <table:table-cell office:value-type="float" office:value="125.9" calcext:value-type="float">
            <text:p>125,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number-columns-repeated="4"/>
          <table:table-cell office:value-type="float" office:value="145.126" calcext:value-type="float">
            <text:p>145,126</text:p>
          </table:table-cell>
          <table:table-cell office:value-type="float" office:value="17.5" calcext:value-type="float">
            <text:p>17,5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table:number-columns-repeated="4"/>
          <table:table-cell office:value-type="float" office:value="153.975" calcext:value-type="float">
            <text:p>153,975</text:p>
          </table:table-cell>
          <table:table-cell office:value-type="float" office:value="19.8" calcext:value-type="float">
            <text:p>19,8</text:p>
          </table:table-cell>
          <table:table-cell table:number-columns-repeated="4"/>
          <table:table-cell office:value-type="float" office:value="124.4" calcext:value-type="float">
            <text:p>124,4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8.1" calcext:value-type="float">
            <text:p>128,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table:number-columns-repeated="4"/>
          <table:table-cell office:value-type="float" office:value="155.037" calcext:value-type="float">
            <text:p>155,037</text:p>
          </table:table-cell>
          <table:table-cell office:value-type="float" office:value="19.8" calcext:value-type="float">
            <text:p>19,8</text:p>
          </table:table-cell>
          <table:table-cell table:number-columns-repeated="4"/>
          <table:table-cell office:value-type="float" office:value="125.5" calcext:value-type="float">
            <text:p>125,5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9.7" calcext:value-type="float">
            <text:p>129,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4"/>
          <table:table-cell office:value-type="float" office:value="177.336" calcext:value-type="float">
            <text:p>177,336</text:p>
          </table:table-cell>
          <table:table-cell office:value-type="float" office:value="24.7" calcext:value-type="float">
            <text:p>24,7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30.8" calcext:value-type="float">
            <text:p>130,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177.867" calcext:value-type="float">
            <text:p>177,867</text:p>
          </table:table-cell>
          <table:table-cell office:value-type="float" office:value="24.7" calcext:value-type="float">
            <text:p>24,7</text:p>
          </table:table-cell>
          <table:table-cell table:number-columns-repeated="4"/>
          <table:table-cell office:value-type="float" office:value="128.2" calcext:value-type="float">
            <text:p>128,2</text:p>
          </table:table-cell>
          <table:table-cell office:value-type="float" office:value="-18.6" calcext:value-type="float">
            <text:p>-18,6</text:p>
          </table:table-cell>
          <table:table-cell/>
          <table:table-cell office:value-type="float" office:value="131.9" calcext:value-type="float">
            <text:p>131,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4"/>
          <table:table-cell office:value-type="float" office:value="199.636" calcext:value-type="float">
            <text:p>199,636</text:p>
          </table:table-cell>
          <table:table-cell office:value-type="float" office:value="28.8" calcext:value-type="float">
            <text:p>28,8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-18.5" calcext:value-type="float">
            <text:p>-18,5</text:p>
          </table:table-cell>
          <table:table-cell/>
          <table:table-cell office:value-type="float" office:value="132.7" calcext:value-type="float">
            <text:p>132,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table:number-columns-repeated="4"/>
          <table:table-cell office:value-type="float" office:value="199.813" calcext:value-type="float">
            <text:p>199,813</text:p>
          </table:table-cell>
          <table:table-cell office:value-type="float" office:value="29.2" calcext:value-type="float">
            <text:p>29,2</text:p>
          </table:table-cell>
          <table:table-cell table:number-columns-repeated="4"/>
          <table:table-cell office:value-type="float" office:value="129.9" calcext:value-type="float">
            <text:p>129,9</text:p>
          </table:table-cell>
          <table:table-cell office:value-type="float" office:value="-18.4" calcext:value-type="float">
            <text:p>-18,4</text:p>
          </table:table-cell>
          <table:table-cell/>
          <table:table-cell office:value-type="float" office:value="133.8" calcext:value-type="float">
            <text:p>133,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number-columns-repeated="4"/>
          <table:table-cell office:value-type="float" office:value="213.264" calcext:value-type="float">
            <text:p>213,264</text:p>
          </table:table-cell>
          <table:table-cell office:value-type="float" office:value="31.4" calcext:value-type="float">
            <text:p>31,4</text:p>
          </table:table-cell>
          <table:table-cell table:number-columns-repeated="4"/>
          <table:table-cell office:value-type="float" office:value="130.7" calcext:value-type="float">
            <text:p>130,7</text:p>
          </table:table-cell>
          <table:table-cell office:value-type="float" office:value="-18.3" calcext:value-type="float">
            <text:p>-18,3</text:p>
          </table:table-cell>
          <table:table-cell/>
          <table:table-cell office:value-type="float" office:value="135.2" calcext:value-type="float">
            <text:p>135,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number-columns-repeated="4"/>
          <table:table-cell office:value-type="float" office:value="218.927" calcext:value-type="float">
            <text:p>218,927</text:p>
          </table:table-cell>
          <table:table-cell office:value-type="float" office:value="33.2" calcext:value-type="float">
            <text:p>33,2</text:p>
          </table:table-cell>
          <table:table-cell table:number-columns-repeated="4"/>
          <table:table-cell office:value-type="float" office:value="131.6" calcext:value-type="float">
            <text:p>131,6</text:p>
          </table:table-cell>
          <table:table-cell office:value-type="float" office:value="-18.2" calcext:value-type="float">
            <text:p>-18,2</text:p>
          </table:table-cell>
          <table:table-cell/>
          <table:table-cell office:value-type="float" office:value="136.2" calcext:value-type="float">
            <text:p>136,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table:number-columns-repeated="4"/>
          <table:table-cell office:value-type="float" office:value="232.378" calcext:value-type="float">
            <text:p>232,378</text:p>
          </table:table-cell>
          <table:table-cell office:value-type="float" office:value="35.5" calcext:value-type="float">
            <text:p>35,5</text:p>
          </table:table-cell>
          <table:table-cell table:number-columns-repeated="4"/>
          <table:table-cell office:value-type="float" office:value="132.7" calcext:value-type="float">
            <text:p>132,7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37.2" calcext:value-type="float">
            <text:p>137,2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number-columns-repeated="4"/>
          <table:table-cell office:value-type="float" office:value="239.457" calcext:value-type="float">
            <text:p>239,457</text:p>
          </table:table-cell>
          <table:table-cell office:value-type="float" office:value="36.8" calcext:value-type="float">
            <text:p>36,8</text:p>
          </table:table-cell>
          <table:table-cell table:number-columns-repeated="4"/>
          <table:table-cell office:value-type="float" office:value="133.7" calcext:value-type="float">
            <text:p>133,7</text:p>
          </table:table-cell>
          <table:table-cell office:value-type="float" office:value="-17.9" calcext:value-type="float">
            <text:p>-17,9</text:p>
          </table:table-cell>
          <table:table-cell/>
          <table:table-cell office:value-type="float" office:value="138.2" calcext:value-type="float">
            <text:p>138,2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table:number-columns-repeated="4"/>
          <table:table-cell office:value-type="float" office:value="249.722" calcext:value-type="float">
            <text:p>249,722</text:p>
          </table:table-cell>
          <table:table-cell office:value-type="float" office:value="38.9" calcext:value-type="float">
            <text:p>38,9</text:p>
          </table:table-cell>
          <table:table-cell table:number-columns-repeated="4"/>
          <table:table-cell office:value-type="float" office:value="134.3" calcext:value-type="float">
            <text:p>134,3</text:p>
          </table:table-cell>
          <table:table-cell office:value-type="float" office:value="-17.7" calcext:value-type="float">
            <text:p>-17,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2.023" calcext:value-type="float">
            <text:p>252,023</text:p>
          </table:table-cell>
          <table:table-cell office:value-type="float" office:value="39.4" calcext:value-type="float">
            <text:p>39,4</text:p>
          </table:table-cell>
          <table:table-cell table:number-columns-repeated="4"/>
          <table:table-cell office:value-type="float" office:value="135.6" calcext:value-type="float">
            <text:p>135,6</text:p>
          </table:table-cell>
          <table:table-cell office:value-type="float" office:value="-17.6" calcext:value-type="float">
            <text:p>-17,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6.446" calcext:value-type="float">
            <text:p>276,446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36.6" calcext:value-type="float">
            <text:p>136,6</text:p>
          </table:table-cell>
          <table:table-cell office:value-type="float" office:value="-17.4" calcext:value-type="float">
            <text:p>-17,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0.693" calcext:value-type="float">
            <text:p>300,693</text:p>
          </table:table-cell>
          <table:table-cell office:value-type="float" office:value="48.5" calcext:value-type="float">
            <text:p>48,5</text:p>
          </table:table-cell>
          <table:table-cell table:number-columns-repeated="4"/>
          <table:table-cell office:value-type="float" office:value="137.3" calcext:value-type="float">
            <text:p>137,3</text:p>
          </table:table-cell>
          <table:table-cell office:value-type="float" office:value="-17.2" calcext:value-type="float">
            <text:p>-17,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8.1" calcext:value-type="float">
            <text:p>138,1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8.8" calcext:value-type="float">
            <text:p>138,8</text:p>
          </table:table-cell>
          <table:table-cell office:value-type="float" office:value="-16.9" calcext:value-type="float">
            <text:p>-16,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2:29:45.3841485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0:40:01.373810634</meta:creation-date>
    <dc:date>2024-07-02T12:33:38.323362609</dc:date>
    <meta:editing-duration>PT15M44S</meta:editing-duration>
    <meta:editing-cycles>4</meta:editing-cycles>
    <meta:generator>LibreOffice/6.4.7.2$Linux_X86_64 LibreOffice_project/40$Build-2</meta:generator>
    <meta:document-statistic meta:table-count="1" meta:cell-count="502" meta:object-count="0"/>
  </office:meta>
</office:document-meta>
</file>